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V_5f_TABLE" style:display-name="CV_TABLE" style:family="table">
      <style:table-properties style:width="19.001cm" table:align="margins" style:writing-mode="lr-tb"/>
    </style:style>
    <style:style style:name="CV_5f_TABLE.A" style:display-name="CV_TABLE.A" style:family="table-column">
      <style:table-column-properties style:column-width="2.933cm" style:rel-column-width="10117*"/>
    </style:style>
    <style:style style:name="CV_5f_TABLE.B" style:display-name="CV_TABLE.B" style:family="table-column">
      <style:table-column-properties style:column-width="0.441cm" style:rel-column-width="1520*"/>
    </style:style>
    <style:style style:name="CV_5f_TABLE.C" style:display-name="CV_TABLE.C" style:family="table-column">
      <style:table-column-properties style:column-width="1.716cm" style:rel-column-width="5919*"/>
    </style:style>
    <style:style style:name="CV_5f_TABLE.D" style:display-name="CV_TABLE.D" style:family="table-column">
      <style:table-column-properties style:column-width="13.91cm" style:rel-column-width="47979*"/>
    </style:style>
    <style:style style:name="CV_5f_TABLE.A1.1" style:display-name="CV_TABLE.A1.1" style:family="table-column">
      <style:table-column-properties style:column-width="5.091cm" style:rel-column-width="17556*"/>
    </style:style>
    <style:style style:name="CV_5f_TABLE.A1.1.1" style:display-name="CV_TABLE.A1.1.1" style:family="table-cell">
      <style:table-cell-properties style:vertical-align="top" fo:padding-left="0cm" fo:padding-right="0cm" fo:padding-top="0.049cm" fo:padding-bottom="0.049cm" fo:border="none"/>
    </style:style>
    <style:style style:name="CV_5f_TABLE.D1.1" style:display-name="CV_TABLE.D1.1" style:family="table-column">
      <style:table-column-properties style:column-width="8.802cm" style:rel-column-width="30357*"/>
    </style:style>
    <style:style style:name="CV_5f_TABLE.D1.2" style:display-name="CV_TABLE.D1.2" style:family="table-column">
      <style:table-column-properties style:column-width="5.11cm" style:rel-column-width="17622*"/>
    </style:style>
    <style:style style:name="CV_5f_TABLE.14" style:display-name="CV_TABLE.14" style:family="table-row">
      <style:table-row-properties style:min-row-height="0.196cm"/>
    </style:style>
    <style:style style:name="CV_5f_TABLE.A17" style:display-name="CV_TABLE.A17" style:family="table-cell">
      <style:table-cell-properties style:vertical-align="top" fo:background-color="transparent" fo:padding-left="0cm" fo:padding-right="0cm" fo:padding-top="0.049cm" fo:padding-bottom="0.049cm" fo:border="none">
        <style:background-image/>
      </style:table-cell-properties>
    </style:style>
    <style:style style:name="CV_5f_TABLE.19" style:display-name="CV_TABLE.19" style:family="table-row">
      <style:table-row-properties style:min-row-height="0.125cm"/>
    </style:style>
    <style:style style:name="P1" style:family="paragraph" style:parent-style-name="CV_20_Footer_20_Right">
      <style:paragraph-properties fo:text-align="start" style:justify-single-word="false"/>
    </style:style>
    <style:style style:name="P2" style:family="paragraph" style:parent-style-name="CV_20_Normal">
      <style:paragraph-properties fo:text-align="start" style:justify-single-word="false"/>
      <style:text-properties style:font-name="Arial" fo:font-size="11pt"/>
    </style:style>
    <style:style style:name="P3" style:family="paragraph" style:parent-style-name="CV_20_Normal">
      <style:paragraph-properties fo:text-align="center" style:justify-single-word="false"/>
      <style:text-properties style:font-name="Arial" fo:font-size="11pt"/>
    </style:style>
    <style:style style:name="P4" style:family="paragraph" style:parent-style-name="CV_20_Normal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CV_20_Normal">
      <style:paragraph-properties fo:text-align="center" style:justify-single-word="false"/>
      <style:text-properties style:font-name="Arial Narrow1" fo:font-size="11pt"/>
    </style:style>
    <style:style style:name="P6" style:family="paragraph" style:parent-style-name="CV_20_Normal">
      <style:paragraph-properties fo:margin-left="0cm" fo:margin-right="0.199cm" fo:text-indent="0cm" style:auto-text-indent="false"/>
    </style:style>
    <style:style style:name="P7" style:family="paragraph" style:parent-style-name="CV_20_Normal">
      <style:paragraph-properties fo:margin-left="0cm" fo:margin-right="0.199cm" fo:text-indent="0cm" style:auto-text-indent="false"/>
      <style:text-properties style:font-name="Arial" fo:font-size="2pt" style:text-underline-style="none" style:font-size-asian="2pt" style:font-size-complex="2pt"/>
    </style:style>
    <style:style style:name="P8" style:family="paragraph" style:parent-style-name="CV_20_Normal">
      <style:paragraph-properties fo:margin-left="0cm" fo:margin-right="0.199cm" fo:text-align="end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10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left="0cm" fo:margin-right="0.199cm" fo:text-align="end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CV_20_Heading_20_1">
      <style:text-properties style:font-name="Arial" fo:font-size="11pt" style:font-size-asian="11pt" style:font-size-complex="11pt"/>
    </style:style>
    <style:style style:name="P13" style:family="paragraph" style:parent-style-name="CV_20_Heading_20_1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CV_20_Heading_20_1">
      <style:text-properties style:font-name="Arial" fo:font-size="11pt" style:font-size-asian="9.60000038146973pt" style:font-size-complex="11pt"/>
    </style:style>
    <style:style style:name="P15" style:family="paragraph" style:parent-style-name="CV_20_Heading_20_1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CV_20_Heading_20_2_20_-_20_First_20_Line">
      <style:text-properties style:font-name="Arial"/>
    </style:style>
    <style:style style:name="P17" style:family="paragraph" style:parent-style-name="CV_20_Heading_20_2_20_-_20_First_20_Line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CV_20_Heading_20_2_20_-_20_First_20_Line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CV_20_Heading_20_2_20_-_20_First_20_Line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CV_20_Heading_20_2_20_-_20_First_20_Line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CV_20_Heading_20_2_20_-_20_First_20_Line"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CV_20_Heading_20_3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CV_20_Spacer">
      <style:text-properties style:font-name="Arial"/>
    </style:style>
    <style:style style:name="P24" style:family="paragraph" style:parent-style-name="CV_20_Spacer">
      <style:text-properties style:font-name="Arial" fo:font-weight="normal" style:font-weight-asian="normal" style:font-weight-complex="normal"/>
    </style:style>
    <style:style style:name="P25" style:family="paragraph" style:parent-style-name="CV_20_Normal_20_-_20_First_20_Line">
      <style:text-properties style:font-name="Arial"/>
    </style:style>
    <style:style style:name="P26" style:family="paragraph" style:parent-style-name="CV_20_Normal_20_-_20_First_20_Line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CV_20_Normal_20_-_20_First_20_Line">
      <style:text-properties style:font-name="Arial" fo:font-size="2pt" fo:font-weight="normal" style:font-size-asian="2pt" style:font-weight-asian="normal" style:font-size-complex="2pt" style:font-weight-complex="normal"/>
    </style:style>
    <style:style style:name="P28" style:family="paragraph" style:parent-style-name="CV_20_Normal_20_-_20_First_20_Line">
      <style:paragraph-properties fo:text-align="center" style:justify-single-word="false"/>
      <style:text-properties style:font-name="Arial" fo:font-size="11pt" fo:background-color="transparent"/>
    </style:style>
    <style:style style:name="P29" style:family="paragraph" style:parent-style-name="CV_20_Normal_20_-_20_First_20_Line">
      <style:paragraph-properties fo:margin-left="0cm" fo:margin-right="0.199cm" fo:text-align="start" style:justify-single-word="false" fo:text-indent="0.199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paragraph-properties fo:margin-left="0.199cm" fo:margin-right="0cm" fo:text-indent="-0.64cm" style:auto-text-indent="false">
        <style:tab-stops/>
      </style:paragraph-properties>
    </style:style>
    <style:style style:name="P31" style:family="paragraph" style:parent-style-name="CV_20_Normal" style:master-page-name="CV_20_Page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size-complex="16pt" style:font-weight-complex="bold"/>
    </style:style>
    <style:style style:name="P32" style:family="paragraph" style:parent-style-name="CV_20_Normal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33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</style:style>
    <style:style style:name="P34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21dfb4"/>
    </style:style>
    <style:style style:name="P35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officeooo:paragraph-rsid="004b6988"/>
    </style:style>
    <style:style style:name="P36" style:family="paragraph" style:parent-style-name="CV_20_Normal" style:list-style-name="L2">
      <style:paragraph-properties fo:margin-left="0.199cm" fo:margin-right="0cm" fo:text-indent="0.243cm" style:auto-text-indent="false">
        <style:tab-stops>
          <style:tab-stop style:position="0.376cm"/>
        </style:tab-stops>
      </style:paragraph-properties>
      <style:text-properties style:font-name="Arial"/>
    </style:style>
    <style:style style:name="P37" style:family="paragraph" style:parent-style-name="CV_20_Normal" style:list-style-name="L3">
      <style:paragraph-properties fo:margin-left="0.199cm" fo:margin-right="0cm" fo:text-indent="-1.439cm" style:auto-text-indent="false">
        <style:tab-stops/>
      </style:paragraph-properties>
    </style:style>
    <style:style style:name="P38" style:family="paragraph" style:parent-style-name="CV_20_Normal" style:list-style-name="L5">
      <style:paragraph-properties fo:margin-left="0.199cm" fo:margin-right="0.199cm" fo:line-height="100%" fo:text-indent="0cm" style:auto-text-indent="false"/>
      <style:text-properties style:font-name="Arial" fo:font-weight="normal" style:font-weight-asian="normal" style:font-weight-complex="normal"/>
    </style:style>
    <style:style style:name="P39" style:family="paragraph" style:parent-style-name="CV_20_Normal_20_-_20_First_20_Line" style:list-style-name="L1">
      <style:paragraph-properties fo:margin-left="0.265cm" fo:margin-right="0.199cm" fo:text-indent="0.441cm" style:auto-text-indent="false">
        <style:tab-stops/>
      </style:paragraph-properties>
    </style:style>
    <style:style style:name="P40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</style:style>
    <style:style style:name="P41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105af0"/>
    </style:style>
    <style:style style:name="P42" style:family="paragraph" style:parent-style-name="CV_20_Normal_20_-_20_First_20_Line" style:list-style-name="L1">
      <style:paragraph-properties fo:margin-left="0.199cm" fo:margin-right="0cm" fo:text-indent="-0.64cm" style:auto-text-indent="false">
        <style:tab-stops/>
      </style:paragraph-properties>
      <style:text-properties officeooo:paragraph-rsid="00392a43"/>
    </style:style>
    <style:style style:name="P43" style:family="paragraph" style:parent-style-name="CV_20_Normal_20_-_20_First_20_Line" style:list-style-name="L4">
      <style:paragraph-properties fo:margin-left="0.199cm" fo:margin-right="0cm" fo:text-indent="-0.64cm" style:auto-text-indent="false">
        <style:tab-stops/>
      </style:paragraph-properties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weight="normal" officeooo:rsid="000be114" style:font-weight-asian="normal" style:font-weight-complex="normal"/>
    </style:style>
    <style:style style:name="T6" style:family="text">
      <style:text-properties style:font-name="Arial" fo:font-weight="normal" officeooo:rsid="000ca6ad" style:font-weight-asian="normal" style:font-weight-complex="normal"/>
    </style:style>
    <style:style style:name="T7" style:family="text">
      <style:text-properties style:font-name="Arial" fo:font-weight="normal" officeooo:rsid="000d3316" style:font-weight-asian="normal" style:font-weight-complex="normal"/>
    </style:style>
    <style:style style:name="T8" style:family="text">
      <style:text-properties style:font-name="Arial" fo:font-weight="normal" officeooo:rsid="000f28c1" style:font-weight-asian="normal" style:font-weight-complex="normal"/>
    </style:style>
    <style:style style:name="T9" style:family="text">
      <style:text-properties style:font-name="Arial" fo:font-weight="normal" officeooo:rsid="001027a0" style:font-weight-asian="normal" style:font-weight-complex="normal"/>
    </style:style>
    <style:style style:name="T10" style:family="text">
      <style:text-properties style:font-name="Arial" fo:font-weight="normal" officeooo:rsid="00105af0" style:font-weight-asian="normal" style:font-weight-complex="normal"/>
    </style:style>
    <style:style style:name="T11" style:family="text">
      <style:text-properties style:font-name="Arial" fo:font-weight="normal" officeooo:rsid="0012d0b2" style:font-weight-asian="normal" style:font-weight-complex="normal"/>
    </style:style>
    <style:style style:name="T12" style:family="text">
      <style:text-properties style:font-name="Arial" fo:font-weight="normal" officeooo:rsid="00137592" style:font-weight-asian="normal" style:font-weight-complex="normal"/>
    </style:style>
    <style:style style:name="T13" style:family="text">
      <style:text-properties style:font-name="Arial" fo:font-weight="normal" officeooo:rsid="001534a6" style:font-weight-asian="normal" style:font-weight-complex="normal"/>
    </style:style>
    <style:style style:name="T14" style:family="text">
      <style:text-properties style:font-name="Arial" fo:font-weight="normal" officeooo:rsid="00349153" style:font-weight-asian="normal" style:font-weight-complex="normal"/>
    </style:style>
    <style:style style:name="T15" style:family="text">
      <style:text-properties style:font-name="Arial" fo:font-weight="normal" officeooo:rsid="0035a873" style:font-weight-asian="normal" style:font-weight-complex="normal"/>
    </style:style>
    <style:style style:name="T16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style:font-name="Arial" fo:font-size="10pt" style:text-underline-style="none" fo:font-weight="normal" officeooo:rsid="002ca12b" style:font-size-asian="10pt" style:font-weight-asian="normal" style:font-size-complex="10pt" style:font-weight-complex="normal"/>
    </style:style>
    <style:style style:name="T18" style:family="text">
      <style:text-properties style:font-name="Arial" fo:font-size="10pt" style:text-underline-style="none" fo:font-weight="normal" officeooo:rsid="002e2d20" style:font-size-asian="10pt" style:font-weight-asian="normal" style:font-size-complex="10pt" style:font-weight-complex="normal"/>
    </style:style>
    <style:style style:name="T19" style:family="text">
      <style:text-properties style:font-name="Arial" fo:font-size="10pt" style:text-underline-style="none" fo:font-weight="normal" officeooo:rsid="003ca511" style:font-size-asian="10pt" style:font-weight-asian="normal" style:font-size-complex="10pt" style:font-weight-complex="normal"/>
    </style:style>
    <style:style style:name="T20" style:family="text">
      <style:text-properties style:font-name="Arial" fo:font-size="10pt" style:text-underline-style="none" fo:font-weight="normal" officeooo:rsid="0042bb4f" style:font-size-asian="10pt" style:font-weight-asian="normal" style:font-size-complex="10pt" style:font-weight-complex="normal"/>
    </style:style>
    <style:style style:name="T21" style:family="text">
      <style:text-properties style:font-name="Arial" fo:font-size="10pt" style:text-underline-style="none" fo:font-weight="normal" officeooo:rsid="0044e0a4" style:font-size-asian="10pt" style:font-weight-asian="normal" style:font-size-complex="10pt" style:font-weight-complex="normal"/>
    </style:style>
    <style:style style:name="T22" style:family="text">
      <style:text-properties style:font-name="Arial" fo:font-size="10pt" style:text-underline-style="none" fo:font-weight="normal" officeooo:rsid="005c3222" style:font-size-asian="10pt" style:font-weight-asian="normal" style:font-size-complex="10pt" style:font-weight-complex="normal"/>
    </style:style>
    <style:style style:name="T23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24" style:family="text">
      <style:text-properties style:font-name="Arial" style:text-underline-style="none" fo:font-weight="bold" style:font-weight-asian="bold" style:font-weight-complex="bold"/>
    </style:style>
    <style:style style:name="T25" style:family="text">
      <style:text-properties style:font-name="Arial" style:text-underline-style="none" fo:font-weight="bold" officeooo:rsid="004b6988" style:font-weight-asian="bold" style:font-weight-complex="bold"/>
    </style:style>
    <style:style style:name="T26" style:family="text">
      <style:text-properties style:font-name="Arial" style:text-underline-style="none" fo:font-weight="normal" style:font-weight-asian="normal" style:font-weight-complex="normal"/>
    </style:style>
    <style:style style:name="T27" style:family="text">
      <style:text-properties style:font-name="Arial" style:text-underline-style="none" fo:font-weight="normal" officeooo:rsid="001d07d4" style:font-weight-asian="normal" style:font-weight-complex="normal"/>
    </style:style>
    <style:style style:name="T28" style:family="text">
      <style:text-properties style:font-name="Arial" style:text-underline-style="none" fo:font-weight="normal" officeooo:rsid="002030c6" style:font-weight-asian="normal" style:font-weight-complex="normal"/>
    </style:style>
    <style:style style:name="T29" style:family="text">
      <style:text-properties style:font-name="Arial" style:text-underline-style="none" fo:font-weight="normal" officeooo:rsid="00209efb" style:font-weight-asian="normal" style:font-weight-complex="normal"/>
    </style:style>
    <style:style style:name="T30" style:family="text">
      <style:text-properties style:font-name="Arial" style:text-underline-style="none" fo:font-weight="normal" officeooo:rsid="0025fdfc" style:font-weight-asian="normal" style:font-weight-complex="normal"/>
    </style:style>
    <style:style style:name="T31" style:family="text">
      <style:text-properties style:font-name="Arial" style:text-underline-style="none" fo:font-weight="normal" officeooo:rsid="0028fca5" style:font-weight-asian="normal" style:font-weight-complex="normal"/>
    </style:style>
    <style:style style:name="T32" style:family="text">
      <style:text-properties style:font-name="Arial" style:text-underline-style="none" fo:font-weight="normal" officeooo:rsid="002a990a" style:font-weight-asian="normal" style:font-weight-complex="normal"/>
    </style:style>
    <style:style style:name="T33" style:family="text">
      <style:text-properties style:font-name="Arial" style:text-underline-style="none" fo:font-weight="normal" officeooo:rsid="003ca1b0" style:font-weight-asian="normal" style:font-weight-complex="normal"/>
    </style:style>
    <style:style style:name="T34" style:family="text">
      <style:text-properties style:font-name="Arial" style:text-underline-style="none" fo:font-weight="normal" officeooo:rsid="003ca511" style:font-weight-asian="normal" style:font-weight-complex="normal"/>
    </style:style>
    <style:style style:name="T35" style:family="text">
      <style:text-properties style:font-name="Arial" style:text-underline-style="none" fo:font-weight="normal" officeooo:rsid="004631cd" style:font-weight-asian="normal" style:font-weight-complex="normal"/>
    </style:style>
    <style:style style:name="T36" style:family="text">
      <style:text-properties style:font-name="Arial" style:text-underline-style="none" fo:font-weight="normal" officeooo:rsid="00467c16" style:font-weight-asian="normal" style:font-weight-complex="normal"/>
    </style:style>
    <style:style style:name="T37" style:family="text">
      <style:text-properties style:font-name="Arial" style:text-underline-style="none" fo:font-weight="normal" officeooo:rsid="0049c710" style:font-weight-asian="normal" style:font-weight-complex="normal"/>
    </style:style>
    <style:style style:name="T38" style:family="text">
      <style:text-properties style:font-name="Arial" officeooo:rsid="0016c607"/>
    </style:style>
    <style:style style:name="T39" style:family="text">
      <style:text-properties style:font-name="Arial" officeooo:rsid="001aa1b7"/>
    </style:style>
    <style:style style:name="T40" style:family="text">
      <style:text-properties style:font-name="Arial" officeooo:rsid="001b3ec3"/>
    </style:style>
    <style:style style:name="T41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font-name="Arial" style:text-underline-style="solid" style:text-underline-width="auto" style:text-underline-color="font-color" fo:font-weight="normal" officeooo:rsid="00238e5b" style:font-weight-asian="normal" style:font-weight-complex="normal"/>
    </style:style>
    <style:style style:name="T43" style:family="text">
      <style:text-properties style:font-name="Arial" style:text-underline-style="solid" style:text-underline-width="auto" style:text-underline-color="font-color" fo:font-weight="normal" officeooo:rsid="00209efb" style:font-weight-asian="normal" style:font-weight-complex="normal"/>
    </style:style>
    <style:style style:name="T44" style:family="text">
      <style:text-properties style:font-name="Arial" style:text-underline-style="solid" style:text-underline-width="auto" style:text-underline-color="font-color" fo:font-weight="normal" officeooo:rsid="0021dfb4" style:font-weight-asian="normal" style:font-weight-complex="normal"/>
    </style:style>
    <style:style style:name="T45" style:family="text">
      <style:text-properties style:font-name="Arial" officeooo:rsid="002f86d6"/>
    </style:style>
    <style:style style:name="T46" style:family="text">
      <style:text-properties style:font-name="Arial" officeooo:rsid="0031071b"/>
    </style:style>
    <style:style style:name="T47" style:family="text">
      <style:text-properties style:font-name="Arial" officeooo:rsid="0039cf3a"/>
    </style:style>
    <style:style style:name="T48" style:family="text">
      <style:text-properties fo:font-variant="normal" fo:text-transform="none" fo:color="#000000" style:font-name="Arial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T49" style:family="text">
      <style:text-properties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1" style:family="text">
      <style:text-properties fo:font-size="10pt" style:text-underline-style="none" fo:font-weight="normal" officeooo:rsid="004f676a" style:font-size-asian="10pt" style:font-weight-asian="normal" style:font-size-complex="10pt" style:font-weight-complex="normal"/>
    </style:style>
    <style:style style:name="T5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3" style:family="text">
      <style:text-properties fo:font-size="10pt" style:text-underline-style="none" fo:font-weight="bold" officeooo:rsid="004f676a" style:font-size-asian="10pt" style:font-weight-asian="bold" style:font-size-complex="10pt" style:font-weight-complex="bold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officeooo:rsid="000be114"/>
    </style:style>
    <style:style style:name="T57" style:family="text">
      <style:text-properties style:font-name="Arial"/>
    </style:style>
    <style:style style:name="T58" style:family="text">
      <style:text-properties style:font-name="Arial" style:text-underline-style="none" fo:font-weight="normal" style:font-weight-asian="normal" style:font-weight-complex="normal"/>
    </style:style>
    <style:style style:name="T59" style:family="text">
      <style:text-properties style:font-name="Arial" style:text-underline-style="none" fo:font-weight="normal" officeooo:rsid="00467c16" style:font-weight-asian="normal" style:font-weight-complex="normal"/>
    </style:style>
    <style:style style:name="T60" style:family="text">
      <style:text-properties style:font-name="Arial" style:text-underline-style="none" fo:font-weight="normal" officeooo:rsid="004631cd" style:font-weight-asian="normal" style:font-weight-complex="normal"/>
    </style:style>
    <style:style style:name="T61" style:family="text">
      <style:text-properties style:font-name="Arial" style:text-underline-style="none" fo:font-weight="normal" officeooo:rsid="00209efb" style:font-weight-asian="normal" style:font-weight-complex="normal"/>
    </style:style>
    <style:style style:name="T62" style:family="text">
      <style:text-properties style:font-name="Arial" style:text-underline-style="none" fo:font-weight="normal" officeooo:rsid="004f7fc5" style:font-weight-asian="normal" style:font-weight-complex="normal"/>
    </style:style>
    <style:style style:name="T63" style:family="text">
      <style:text-properties style:font-name="Arial" style:text-underline-style="none" fo:font-weight="normal" officeooo:rsid="0051561c" style:font-weight-asian="normal" style:font-weight-complex="normal"/>
    </style:style>
    <style:style style:name="T64" style:family="text">
      <style:text-properties style:font-name="Arial" style:text-underline-style="none" fo:font-weight="bold" style:font-weight-asian="bold" style:font-weight-complex="bold"/>
    </style:style>
    <style:style style:name="T65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66" style:family="text">
      <style:text-properties style:font-name="Arial" style:text-underline-style="solid" style:text-underline-width="auto" style:text-underline-color="font-color" fo:font-weight="normal" officeooo:rsid="00238e5b" style:font-weight-asian="normal" style:font-weight-complex="normal"/>
    </style:style>
    <style:style style:name="T67" style:family="text">
      <style:text-properties style:font-name="Arial" style:text-underline-style="solid" style:text-underline-width="auto" style:text-underline-color="font-color" fo:font-weight="normal" officeooo:rsid="00209efb" style:font-weight-asian="normal" style:font-weight-complex="normal"/>
    </style:style>
    <style:style style:name="T68" style:family="text">
      <style:text-properties style:font-name="Arial" style:text-underline-style="solid" style:text-underline-width="auto" style:text-underline-color="font-color" fo:font-weight="normal" officeooo:rsid="0021dfb4" style:font-weight-asian="normal" style:font-weight-complex="normal"/>
    </style:style>
    <style:style style:name="T69" style:family="text">
      <style:text-properties style:text-underline-style="none" fo:font-weight="bold" style:font-weight-asian="bold" style:font-weight-complex="bold"/>
    </style:style>
    <style:style style:name="T70" style:family="text">
      <style:text-properties style:text-underline-style="none" fo:font-weight="normal" style:font-weight-asian="normal" style:font-weight-complex="normal"/>
    </style:style>
    <style:style style:name="T71" style:family="text">
      <style:text-properties style:text-underline-style="none" fo:font-weight="normal" officeooo:rsid="001d07d4" style:font-weight-asian="normal" style:font-weight-complex="normal"/>
    </style:style>
    <style:style style:name="T72" style:family="text">
      <style:text-properties style:text-underline-style="none" fo:font-weight="normal" officeooo:rsid="00467c16" style:font-weight-asian="normal" style:font-weight-complex="normal"/>
    </style:style>
    <style:style style:name="T73" style:family="text">
      <style:text-properties style:text-underline-style="none" fo:font-weight="normal" officeooo:rsid="004631cd" style:font-weight-asian="normal" style:font-weight-complex="normal"/>
    </style:style>
    <style:style style:name="T74" style:family="text">
      <style:text-properties style:text-underline-style="none" fo:font-weight="normal" officeooo:rsid="0049c710" style:font-weight-asian="normal" style:font-weight-complex="normal"/>
    </style:style>
    <style:style style:name="T75" style:family="text">
      <style:text-properties style:text-underline-style="none" fo:font-weight="normal" officeooo:rsid="00209efb" style:font-weight-asian="normal" style:font-weight-complex="normal"/>
    </style:style>
    <style:style style:name="T76" style:family="text">
      <style:text-properties style:text-underline-style="none" fo:font-weight="normal" officeooo:rsid="0025fdfc" style:font-weight-asian="normal" style:font-weight-complex="normal"/>
    </style:style>
    <style:style style:name="T77" style:family="text">
      <style:text-properties style:text-underline-style="none" fo:font-weight="normal" officeooo:rsid="004da51e" style:font-weight-asian="normal" style:font-weight-complex="normal"/>
    </style:style>
    <style:style style:name="T78" style:family="text">
      <style:text-properties style:text-underline-style="none" fo:font-weight="normal" officeooo:rsid="004f676a" style:font-weight-asian="normal" style:font-weight-complex="normal"/>
    </style:style>
    <style:style style:name="T79" style:family="text">
      <style:text-properties style:text-underline-style="none" fo:font-weight="normal" officeooo:rsid="005316c4" style:font-weight-asian="normal" style:font-weight-complex="normal"/>
    </style:style>
    <style:style style:name="T80" style:family="text">
      <style:text-properties style:text-underline-style="none" fo:font-weight="normal" officeooo:rsid="0054c8ed" style:font-weight-asian="normal" style:font-weight-complex="normal"/>
    </style:style>
    <style:style style:name="T81" style:family="text">
      <style:text-properties style:text-underline-style="none" fo:font-weight="normal" officeooo:rsid="00569d0b" style:font-weight-asian="normal" style:font-weight-complex="normal"/>
    </style:style>
    <style:style style:name="T82" style:family="text">
      <style:text-properties style:text-underline-style="none" fo:font-weight="normal" officeooo:rsid="0057a53c" style:font-weight-asian="normal" style:font-weight-complex="normal"/>
    </style:style>
    <style:style style:name="T8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4" style:family="text">
      <style:text-properties style:text-underline-style="solid" style:text-underline-width="auto" style:text-underline-color="font-color" fo:font-weight="normal" officeooo:rsid="00238e5b" style:font-weight-asian="normal" style:font-weight-complex="normal"/>
    </style:style>
    <style:style style:name="T85" style:family="text">
      <style:text-properties style:text-underline-style="solid" style:text-underline-width="auto" style:text-underline-color="font-color" fo:font-weight="normal" officeooo:rsid="00209efb" style:font-weight-asian="normal" style:font-weight-complex="normal"/>
    </style:style>
    <style:style style:name="T86" style:family="text">
      <style:text-properties style:text-underline-style="solid" style:text-underline-width="auto" style:text-underline-color="font-color" fo:font-weight="normal" officeooo:rsid="0021dfb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591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9cm" fo:text-indent="-1.03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PI_LastName"/>
        <text:variable-decl office:value-type="string" text:name="PI_First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otiejus Jakštys</text:p>
      <text:p text:style-name="P4"/>
      <table:table table:name="CV_TABLE" table:style-name="CV_5f_TABLE">
        <table:table-column table:style-name="CV_5f_TABLE.A"/>
        <table:table-column table:style-name="CV_5f_TABLE.B"/>
        <table:table-column table:style-name="CV_5f_TABLE.C"/>
        <table:table-column table:style-name="CV_5f_TABLE.D"/>
        <table:table-row>
          <table:table-cell table:number-columns-spanned="3">
            <table:table table:is-sub-table="true">
              <table:table-column table:style-name="CV_5f_TABLE.A1.1"/>
              <table:table-row>
                <table:table-cell table:style-name="CV_5f_TABLE.A1.1.1" office:value-type="string">
                  <text:p text:style-name="P8">Vilnius, Lithuania</text:p>
                </table:table-cell>
              </table:table-row>
              <table:table-row>
                <table:table-cell table:style-name="CV_5f_TABLE.A1.1.1" office:value-type="string">
                  <text:p text:style-name="P8">(+370) 62951392</text:p>
                </table:table-cell>
              </table:table-row>
            </table:table>
          </table:table-cell>
          <table:covered-table-cell/>
          <table:covered-table-cell/>
          <table:table-cell>
            <table:table table:is-sub-table="true">
              <table:table-column table:style-name="CV_5f_TABLE.D1.1"/>
              <table:table-column table:style-name="CV_5f_TABLE.D1.2"/>
              <table:table-row>
                <table:table-cell table:style-name="CV_5f_TABLE.A1.1.1" office:value-type="string">
                  <text:p text:style-name="P5"><text:span text:style-name="T2">S</text:span><text:span text:style-name="T2">eptember 19, 1989 :: Lithuania</text:span><text:span text:style-name="T2">n</text:span></text:p>
                </table:table-cell>
                <table:table-cell table:style-name="CV_5f_TABLE.A1.1.1" office:value-type="string">
                  <text:p text:style-name="P2">Glasgow, United Kingdom</text:p>
                </table:table-cell>
              </table:table-row>
              <table:table-row>
                <table:table-cell table:style-name="CV_5f_TABLE.A1.1.1" office:value-type="string">
                  <text:p text:style-name="P5"><text:a xlink:type="simple" xlink:href="mailto:motiejus@jakstys.lt"><text:span text:style-name="T2">motiejus@jakstys.lt</text:span></text:a></text:p>
                </table:table-cell>
                <table:table-cell table:style-name="CV_5f_TABLE.A1.1.1" office:value-type="string">
                  <text:p text:style-name="P2">(+44) 7403592482</text:p>
                </table:table-cell>
              </table:table-row>
            </table:table>
          </table:table-cell>
        </table:table-row>
        <table:table-row>
          <table:table-cell table:style-name="CV_5f_TABLE.A1.1.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>
          <table:table-cell table:style-name="CV_5f_TABLE.A1.1.1" table:number-columns-spanned="2" office:value-type="string">
            <text:p text:style-name="P13">Interested in:</text:p>
          </table:table-cell>
          <table:covered-table-cell/>
          <table:table-cell table:style-name="CV_5f_TABLE.A1.1.1" table:number-columns-spanned="2" office:value-type="string">
            <text:p text:style-name="P13"><text:span text:style-name="T56">Software development</text:span>, service reliability and automation engineering</text:p>
          </table:table-cell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  <text:p text:style-name="P23"/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2">Work experience</text:p>
          </table:table-cell>
          <table:table-cell table:style-name="CV_5f_TABLE.A1.1.1" table:number-columns-spanned="3" office:value-type="string">
            <text:list xml:id="list335371421" text:style-name="L1">
              <text:list-item>
                <text:p text:style-name="P39"><text:span text:style-name="T3">9/2011–now: </text:span><text:span text:style-name="T4">University of Glasgow Students' Representative Council (SRC). Systems engineer. Responsibilities: enhancing server and networking infrastructure. Working on storage cluster and configuration automation for Xen VMs using Chef.</text:span><text:span text:style-name="T5"> </text:span><text:span text:style-name="T6">Technologies: Xen, Chef, Debian.</text:span></text:p>
              </text:list-item>
              <text:list-item>
                <text:p text:style-name="P41"><text:span text:style-name="T3">7/2011–3/2012:</text:span><text:span text:style-name="T4"> Mano Numeris, UAB. Erlang software engineer. Business process</text:span><text:span text:style-name="T14">'</text:span><text:span text:style-name="T4"> implementation </text:span><text:span text:style-name="T8">in </text:span><text:span text:style-name="T4">Erlang. Key requirements: </text:span><text:span text:style-name="T9">correctness </text:span><text:span text:style-name="T10">and </text:span><text:span text:style-name="T4">data integrity. Skills: producing high quality, well documented and tested code. </text:span><text:span text:style-name="T15">A</text:span><text:span text:style-name="T7">dvanced testing techniques.</text:span><text:span text:style-name="T4"> </text:span><text:span text:style-name="T6">Technologies: Erlang and tools.</text:span></text:p>
              </text:list-item>
              <text:list-item>
                <text:p text:style-name="P42"><text:span text:style-name="T3">8/2010–11/2011: </text:span><text:span text:style-name="T4">Idiles Systems, UAB. Python web developer and CTO. Lead developer of 4-5 </text:span><text:span text:style-name="T12">developers</text:span><text:span text:style-name="T4"> team. </text:span><text:span text:style-name="T13">Responsibilities: m</text:span><text:span text:style-name="T4">aking decisions about system architecture. I was the one handing exceptional situations: interesting deployment scenarios, </text:span><text:span text:style-name="T11">data </text:span><text:span text:style-name="T4">migrations, server crashes... Major work on </text:span><text:a xlink:type="simple" xlink:href="http://www.befluentin.com/"><text:span text:style-name="T4">BeFluentIn</text:span></text:a><text:span text:style-name="T4"> and </text:span><text:a xlink:type="simple" xlink:href="http://liveopenly.com/"><text:span text:style-name="T4">LiveOpenly</text:span></text:a><text:span text:style-name="T4">. Technologies: Pylons, Django, PostgreSQL, Javascript, GIT.</text:span></text:p>
              </text:list-item>
              <text:list-item>
                <text:p text:style-name="P40"><text:span text:style-name="T3">7/2009–9/2010:</text:span><text:span text:style-name="T2"> Jocom, UAB. Lithuanian based company doing GSM termination. Core systems developer and system</text:span><text:span text:style-name="T39">s</text:span><text:span text:style-name="T2"> administrator. </text:span><text:span text:style-name="T38">Implemented </text:span><text:span text:style-name="T2">virtualization solution in Xen </text:span><text:span text:style-name="T40">(</text:span><text:span text:style-name="T47">and switched to KVM </text:span><text:span text:style-name="T40">later)</text:span><text:span text:style-name="T2">. Exotic distributed gateway network </text:span><text:span text:style-name="T45">implementation and </text:span><text:span text:style-name="T2">administration built on customized OpenWRT. Designed and implemented </text:span><text:a xlink:type="simple" xlink:href="http://github.com/Motiejus/SoundPatty"><text:span text:style-name="T2">SoundPatty</text:span></text:a><text:span text:style-name="T2"> </text:span><text:span text:style-name="T45">and used with our V</text:span><text:span text:style-name="T46">oI</text:span><text:span text:style-name="T45">P PBX</text:span><text:span text:style-name="T2">.</text:span></text:p>
              </text:list-item>
              <text:list-item>
                <text:p text:style-name="P32"><text:span text:style-name="T3">2007–2009:</text:span><text:span text:style-name="T2"> HealthyComp, Inc. </text:span><text:span text:style-name="T2">S</text:span><text:span text:style-name="T2">earch engine optimization engine (PHP, Django)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9">Programming</text:p>
          </table:table-cell>
          <table:table-cell table:style-name="CV_5f_TABLE.A1.1.1" table:number-columns-spanned="3" office:value-type="string">
            <text:list xml:id="list1078411535" text:style-name="L2">
              <text:list-item>
                <text:p text:style-name="P35"><text:span text:style-name="T24">Python</text:span><text:span text:style-name="T25">, Django</text:span><text:span text:style-name="T24">:</text:span><text:span text:style-name="T26"> since 2008. Websites and other programming (</text:span><text:a xlink:type="simple" xlink:href="http://confident.lt/"><text:span text:style-name="T2">confident.lt</text:span></text:a><text:span text:style-name="T26">, </text:span><text:a xlink:type="simple" xlink:href="https://github.com/Motiejus/django-webtopay"><text:span text:style-name="T2">django-webtopay</text:span></text:a><text:span text:style-name="T26">, ...).</text:span></text:p>
              </text:list-item>
              <text:list-item>
                <text:p text:style-name="P36"><text:span text:style-name="T69">Erlang (PropEr, mochiweb, mnesia, ...):</text:span><text:span text:style-name="T70"> </text:span><text:span text:style-name="T77">s</text:span><text:span text:style-name="T78">ince </text:span><text:span text:style-name="T70">2011: </text:span><text:span text:style-name="T71">at </text:span><text:span text:style-name="T70">Mano Numeris.</text:span></text:p>
              </text:list-item>
              <text:list-item>
                <text:p text:style-name="P33"><text:span text:style-name="T24">C++: </text:span><text:span text:style-name="T26">Olympiads in Informatics </text:span><text:span text:style-name="T36">in </text:span><text:span text:style-name="T26">2004</text:span><text:span text:style-name="T35">-2008</text:span><text:span text:style-name="T26">. 2009‒2011: </text:span><text:a xlink:type="simple" xlink:href="http://github.com/Motiejus/SoundPatty"><text:span text:style-name="T2">SoundPatty</text:span></text:a><text:span text:style-name="T26">.</text:span></text:p>
              </text:list-item>
              <text:list-item>
                <text:p text:style-name="P36"><text:span text:style-name="T69">Javascript, jQuery, HTML, CSS... </text:span><text:span text:style-name="T70">various web development project</text:span><text:span text:style-name="T74">s since 2005</text:span><text:span text:style-name="T70">.</text:span></text:p>
              </text:list-item>
              <text:list-item>
                <text:p text:style-name="P33"><text:span text:style-name="T24">Java: </text:span><text:span text:style-name="T26">since 2007. Created distributed </text:span><text:a xlink:type="simple" xlink:href="https://github.com/Motiejus/ryanaid"><text:span text:style-name="T41">ryanair crawle</text:span></text:a><text:span text:style-name="T41">r</text:span><text:span text:style-name="T26"> (on top of Selenium 2), university projects.</text:span></text:p>
              </text:list-item>
              <text:list-item>
                <text:p text:style-name="P34"><text:span text:style-name="T24">Android:</text:span><text:span text:style-name="T26"> since 2011: Mobile Software Engineering projects. </text:span><text:a xlink:type="simple" xlink:href="https://github.com/Motiejus/AirportInternet"><text:span text:style-name="T42">I</text:span></text:a><text:a xlink:type="simple" xlink:href="https://github.com/Motiejus/AirportInternet"><text:span text:style-name="T43">odine </text:span></text:a><text:a xlink:type="simple" xlink:href="https://github.com/Motiejus/AirportInternet"><text:span text:style-name="T44">front-end for </text:span></text:a><text:a xlink:type="simple" xlink:href="https://github.com/Motiejus/AirportInternet"><text:span text:style-name="T43">Android</text:span></text:a><text:span text:style-name="T29">.</text:span></text:p>
              </text:list-item>
              <text:list-item>
                <text:p text:style-name="P36"><text:span text:style-name="T69">C</text:span><text:span text:style-name="T69">:</text:span><text:span text:style-name="T70"> hobby Linux system programming </text:span><text:span text:style-name="T50">(</text:span><text:span text:style-name="T50">cat and mouse </text:span><text:span text:style-name="T50">game </text:span><text:span text:style-name="T50">with university </text:span><text:span text:style-name="T50">cluster </text:span><text:span text:style-name="T50">administrators</text:span><text:span text:style-name="T50">).</text:span></text:p>
              </text:list-item>
              <text:list-item>
                <text:p text:style-name="P33"><text:span text:style-name="T24">Ruby on Rails </text:span><text:span text:style-name="T26">(</text:span><text:a xlink:type="simple" xlink:href="http://trool.org/"><text:span text:style-name="T2">trool.org</text:span></text:a><text:span text:style-name="T26">), </text:span><text:span text:style-name="T24">Perl </text:span><text:span text:style-name="T26">(</text:span><text:a xlink:type="simple" xlink:href="https://github.com/Motiejus/Asterisk-perl-AMI"><text:span text:style-name="T2">AMI library</text:span></text:a><text:span text:style-name="T26"> and </text:span><text:span text:style-name="T62">some proprietary Nagios plugins</text:span><text:span text:style-name="T26">).</text:span></text:p>
              </text:list-item>
              <text:list-item>
                <text:p text:style-name="P36"><text:span text:style-name="T52">GIT: </text:span><text:span text:style-name="T51">since 2</text:span><text:span text:style-name="T50">008. Really like this tool and educate others to use it.</text:span></text:p>
              </text:list-item>
              <text:list-item>
                <text:p text:style-name="P36"><text:span text:style-name="T69">Test driven development. </text:span><text:span text:style-name="T70">I encourage tests-first development.</text:span></text:p>
              </text:list-item>
              <text:list-item>
                <text:p text:style-name="P36"><text:span text:style-name="T81">High </text:span><text:span text:style-name="T70">Interes</text:span><text:span text:style-name="T82">t</text:span><text:span text:style-name="T70"> in </text:span><text:span text:style-name="T76">software verifiability </text:span><text:span text:style-name="T80">and</text:span><text:span text:style-name="T76"> redundancy </text:span><text:span text:style-name="T80">in unreliable environments</text:span><text:span text:style-name="T76">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1"><text:span text:style-name="T55">Systems</text:span> </text:p>
          </table:table-cell>
          <table:table-cell table:style-name="CV_5f_TABLE.A1.1.1" table:number-columns-spanned="3" office:value-type="string">
            <text:list xml:id="list551214548" text:style-name="L3">
              <text:list-item>
                <text:p text:style-name="P37"><text:span text:style-name="T23">Linux: </text:span><text:span text:style-name="T16">since 2006. Very good at D</text:span><text:span text:style-name="T16">ebian, very familiar with Gentoo and OpenWRT.</text:span></text:p>
              </text:list-item>
              <text:list-item>
                <text:p text:style-name="P37"><text:span text:style-name="T24">Xen, KVM, libvirt:</text:span><text:span text:style-name="T26"> JOCOM and SRC. </text:span><text:span text:style-name="T31">Work on</text:span><text:span text:style-name="T32"> automatic</text:span><text:span text:style-name="T26"> deployment.</text:span></text:p>
              </text:list-item>
              <text:list-item>
                <text:p text:style-name="P37"><text:span text:style-name="T24">Networking knowledge: </text:span><text:span text:style-name="T26">ipv4/ipv6 routing, </text:span><text:span text:style-name="T48">IEEE 802.1Q</text:span><text:span text:style-name="T26">, iptables, xtables, openvpn, bridging...</text:span></text:p>
              </text:list-item>
              <text:list-item>
                <text:p text:style-name="P37"><text:span text:style-name="T24">Chef:</text:span><text:span text:style-name="T26"> </text:span><text:span text:style-name="T33">since late 2011. </text:span><text:span text:style-name="T34">Migrating to </text:span><text:span text:style-name="T33">Chef-based infrastructure in SRC.</text:span></text:p>
              </text:list-item>
              <text:list-item>
                <text:p text:style-name="P37"><text:span text:style-name="T23">Asterisk </text:span><text:span text:style-name="T16">1.2, 1.6. </text:span><text:span text:style-name="T19">Configuration and r</text:span><text:span text:style-name="T17">eal-time</text:span><text:span text:style-name="T16"> sound recognition application integration via JACK.</text:span></text:p>
              </text:list-item>
              <text:list-item>
                <text:p text:style-name="P37"><text:span text:style-name="T23">MySQL, PostgreSQL, CouchDB:</text:span><text:span text:style-name="T16"> from 2005, for </text:span><text:span text:style-name="T18">all database needs</text:span><text:span text:style-name="T16">.</text:span></text:p>
              </text:list-item>
              <text:list-item>
                <text:p text:style-name="P37"><text:span text:style-name="T16">Interested in automatic deployment, </text:span><text:span text:style-name="T21">monitoring</text:span><text:span text:style-name="T16"> </text:span><text:span text:style-name="T20">and </text:span><text:span text:style-name="T16">self-recovering systems.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7"/>
          </table:table-cell>
          <table:table-cell table:style-name="CV_5f_TABLE.A1.1.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4">Education</text:p>
          </table:table-cell>
          <table:table-cell table:style-name="CV_5f_TABLE.A1.1.1" table:number-columns-spanned="3" office:value-type="string">
            <text:list xml:id="list724342374" text:style-name="L4">
              <text:list-item>
                <text:p text:style-name="P30"><text:span text:style-name="T3">2010–2013:</text:span><text:span text:style-name="T2"> University of Glasgow, B</text:span><text:span text:style-name="T2">S</text:span><text:span text:style-name="T2">c of Mobile Software Engineering. Faster route.</text:span></text:p>
              </text:list-item>
              <text:list-item>
                <text:p text:style-name="P30"><text:span text:style-name="T3">2009</text:span><text:span text:style-name="T3">–</text:span><text:span text:style-name="T3">201</text:span><text:span text:style-name="T3">0</text:span><text:span text:style-name="T3">: </text:span><text:span text:style-name="T4">Vilnius University, Financial and Actuarial Mathematics (un</text:span><text:span text:style-name="T4">f</text:span><text:span text:style-name="T4">inished)</text:span></text:p>
              </text:list-item>
              <text:list-item>
                <text:p text:style-name="P43"><text:span text:style-name="T1">2004</text:span><text:span text:style-name="T1">–</text:span><text:span text:style-name="T1">2008:</text:span> Vilnius Lyceum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2">Olympiads, competitions</text:p>
          </table:table-cell>
          <table:table-cell table:style-name="CV_5f_TABLE.A1.1.1" table:number-columns-spanned="3" office:value-type="string">
            <text:list xml:id="list2052528215" text:style-name="L5">
              <text:list-item>
                <text:p text:style-name="P38">2008 2nd place in prof. J. Matulionis Junior mathematicians' competition.</text:p>
              </text:list-item>
              <text:list-item>
                <text:p text:style-name="P38">2008 2nd place Junior mathematicians' competition in Šiauliai university.</text:p>
              </text:list-item>
              <text:list-item>
                <text:p text:style-name="P38">2004, 2005 1'st place in Lithuania Olympiad in Informatics (Pascal).</text:p>
              </text:list-item>
            </text:list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CV_5f_TABLE.14">
          <table:table-cell table:style-name="CV_5f_TABLE.A1.1.1" office:value-type="string">
            <text:p text:style-name="P12">Languages</text:p>
          </table:table-cell>
          <table:table-cell table:style-name="CV_5f_TABLE.A1.1.1" table:number-columns-spanned="3" office:value-type="string">
            <text:p text:style-name="P15">Lithuanian: mother tongue, English: fluent, German: good, Russian: beginner.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23"/>
          </table:table-cell>
          <table:table-cell table:style-name="CV_5f_TABLE.A1.1.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8">Personal qualities</text:p>
          </table:table-cell>
          <table:table-cell table:style-name="CV_5f_TABLE.A1.1.1" table:number-columns-spanned="3" office:value-type="string">
            <text:p text:style-name="P20">I am more than happy to take a task and give it back once it's complete. I work alone easily and learn rapidly. I am considered being responsible, disciplined, well organized. <text:span text:style-name="T54">I love what I do.</text:span></text:p>
          </table:table-cell>
          <table:covered-table-cell/>
          <table:covered-table-cell/>
        </table:table-row>
        <table:table-row>
          <table:table-cell table:style-name="CV_5f_TABLE.A17" office:value-type="string">
            <text:p text:style-name="P16">Hobbies</text:p>
          </table:table-cell>
          <table:table-cell table:style-name="CV_5f_TABLE.A1.1.1" table:number-columns-spanned="3" office:value-type="string">
            <text:p text:style-name="P25">I enjoy being in nature; I often participate and organize hiking, cycling and hitch-hiking 2-5 day trips. Also o<text:span text:style-name="T49">rienteering sports. Lithuania ski orienteering champion in 2007.</text:span>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1">Driving</text:p>
          </table:table-cell>
          <table:table-cell table:style-name="CV_5f_TABLE.A1.1.1" table:number-columns-spanned="3" office:value-type="string">
            <text:p text:style-name="P26">Categories A and B</text:p>
          </table:table-cell>
          <table:covered-table-cell/>
          <table:covered-table-cell/>
        </table:table-row>
        <table:table-row table:style-name="CV_5f_TABLE.19">
          <table:table-cell table:style-name="CV_5f_TABLE.A1.1.1" office:value-type="string">
            <text:p text:style-name="P9"/>
          </table:table-cell>
          <table:table-cell table:style-name="CV_5f_TABLE.A1.1.1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CV_5f_TABLE.A1.1.1" table:number-columns-spanned="4" office:value-type="string">
            <text:p text:style-name="P29">Recommendations <text:span text:style-name="T49">(c</text:span><text:span text:style-name="T49">ontacts available upon request</text:span><text:span text:style-name="T49">)</text:span></text:p>
          </table:table-cell>
          <table:covered-table-cell/>
          <table:covered-table-cell/>
          <table:covered-table-cell/>
        </table:table-row>
        <table:table-row>
          <table:table-cell table:style-name="CV_5f_TABLE.A1.1.1" office:value-type="string">
            <text:p text:style-name="P10">Gavin Reynolds</text:p>
          </table:table-cell>
          <table:table-cell table:style-name="CV_5f_TABLE.A1.1.1" table:number-columns-spanned="3" office:value-type="string">
            <text:p text:style-name="P26">Employer at University of Glasgow Students' Representative Council</text:p>
          </table:table-cell>
          <table:covered-table-cell/>
          <table:covered-table-cell/>
        </table:table-row>
        <table:table-row>
          <table:table-cell table:style-name="CV_5f_TABLE.A1.1.1" office:value-type="string">
            <text:p text:style-name="P10">Bronius Skūpas</text:p>
          </table:table-cell>
          <table:table-cell table:style-name="CV_5f_TABLE.A1.1.1" table:number-columns-spanned="3" office:value-type="string">
            <text:p text:style-name="P26">Leader of Technical committee of International and Lithuanian Olympiads in Informatics.</text:p>
          </table:table-cell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Arial Narrow1" svg:font-family="'Arial Narrow'"/>
    <style:font-face style:name="OpenSymbol" svg:font-family="OpenSymbol"/>
    <style:font-face style:name="StarSymbol" svg:font-family="Star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Arial Narrow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 style:master-page-name="">
      <style:paragraph-properties fo:margin-left="0.199cm" fo:margin-right="0.199cm" fo:margin-top="0cm" fo:margin-bottom="0cm" fo:text-align="end" style:justify-single-word="false" fo:text-indent="0cm" style:auto-text-indent="false" style:page-number="auto" style:shadow="none">
        <style:tab-stops/>
      </style:paragraph-properties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fo:text-align="end" style:justify-single-word="false" fo:text-indent="0cm" style:auto-text-indent="false">
        <style:tab-stops/>
      </style:paragraph-properties>
      <style:text-properties fo:font-size="12pt" fo:font-weight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/>
      <style:text-properties fo:font-size="11pt" fo:font-weight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/>
    </style:style>
    <style:style style:name="CV_20_Heading_20_Language" style:display-name="CV Heading Language" style:family="paragraph" style:parent-style-name="CV_20_Heading_20_2" style:next-style-name="Level_20_Assessment_20_-_20_Code" style:class="text">
      <style:paragraph-properties fo:margin-left="0.199cm" fo:margin-right="0.199cm" fo:margin-top="0cm" fo:margin-bottom="0cm" fo:text-align="end" style:justify-single-word="false" fo:text-indent="0cm" style:auto-text-indent="false"/>
      <style:text-properties fo:font-size="11pt" fo:font-style="normal" fo:font-weight="bold"/>
    </style:style>
    <style:style style:name="Level_20_Assessment_20_-_20_Code" style:display-name="Level Assessment - Code" style:family="paragraph" style:parent-style-name="Standard" style:next-style-name="Level_20_Assessment_20_-_20_Description" style:class="text">
      <style:paragraph-properties fo:margin-left="0.049cm" fo:margin-right="0cm" fo:margin-top="0cm" fo:margin-bottom="0cm" fo:text-align="center" style:justify-single-word="false" fo:text-indent="0cm" style:auto-text-indent="false"/>
      <style:text-properties fo:font-size="9pt" fo:font-weight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 style:class="text">
      <style:paragraph-properties style:vertical-align="bottom"/>
      <style:text-properties fo:font-size="9pt"/>
    </style:style>
    <style:style style:name="Small_20_Gap" style:display-name="Small Gap" style:family="paragraph" style:parent-style-name="Standard" style:next-style-name="Standard">
      <style:text-properties fo:font-size="5pt"/>
    </style:style>
    <style:style style:name="CV_20_Heading_20_Level" style:display-name="CV Heading Level" style:family="paragraph" style:parent-style-name="CV_20_Heading_20_3" style:next-style-name="Standard">
      <style:text-properties fo:font-style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margin-top="0cm" fo:margin-bottom="0cm" fo:text-indent="0cm" style:auto-text-indent="false"/>
      <style:text-properties fo:font-size="11pt" fo:font-weight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fo:text-align="center" style:justify-single-word="false" fo:text-indent="0cm" style:auto-text-indent="false">
        <style:tab-stops/>
      </style:paragraph-properties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margin-top="0cm" fo:margin-bottom="0cm" fo:text-align="start" style:justify-single-word="false" fo:text-indent="0cm" style:auto-text-indent="false"/>
      <style:text-properties fo:font-size="9pt" fo:font-style="italic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fo:text-indent="0cm" style:auto-text-indent="false"/>
      <style:text-properties fo:font-size="12pt" fo:font-weight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/>
    </style:style>
    <style:style style:name="CV_20_Medium" style:display-name="CV Medium" style:family="paragraph" style:parent-style-name="CV_20_Major" style:class="extra">
      <style:paragraph-properties fo:margin-left="0.199cm" fo:margin-right="0.199cm" fo:margin-top="0cm" fo:margin-bottom="0cm" fo:text-indent="0cm" style:auto-text-indent="false"/>
      <style:text-properties fo:font-size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/>
    </style:style>
    <style:style style:name="CV_20_Normal" style:display-name="CV Normal" style:family="paragraph" style:parent-style-name="CV_20_Medium" style:class="extra">
      <style:paragraph-properties fo:margin-left="0.199cm" fo:margin-right="0.199cm" fo:margin-top="0cm" fo:margin-bottom="0cm" fo:text-indent="0cm" style:auto-text-indent="false"/>
      <style:text-properties fo:font-size="10pt" fo:font-weight="normal"/>
    </style:style>
    <style:style style:name="CV_20_Spacer" style:display-name="CV Spacer" style:family="paragraph" style:parent-style-name="CV_20_Normal" style:class="extra">
      <style:text-properties fo:font-size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/>
    </style:style>
    <style:style style:name="CV_20_Footer_20_Left" style:display-name="CV Footer Left" style:family="paragraph" style:parent-style-name="Standard">
      <style:paragraph-properties fo:margin-left="0cm" fo:margin-right="0cm" fo:margin-top="0cm" fo:margin-bottom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V_20_Footer_20_Right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cm" fo:margin-bottom="0.97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CV_20_Page" style:display-name="CV Page" style:page-layout-name="Mpm4">
      <style:footer>
        <text:p text:style-name="MP1">For latest CV, see: <text:a xlink:type="simple" xlink:href="http://m.jakstys.lt/">http://m.jakstys.lt/</text:a></text:p>
      </style:footer>
    </style:master-page>
    <style:master-page style:name="CV_20_Standard" style:display-name="CV Standard" style:page-layout-name="Mpm5"/>
    <style:master-page style:name="CV_20_HTML" style:display-name="CV HTML" style:page-layout-name="Mpm6"/>
    <style:master-page style:name="CV_20_Endnote" style:display-name="CV 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Motiejus Jakštys Curriculum Vitae</dc:title>
    <meta:initial-creator>PHT</meta:initial-creator>
    <meta:creation-date>2005-01-21T11:29:00</meta:creation-date>
    <dc:date>2012-04-20T19:55:06</dc:date>
    <meta:print-date>2011-11-25T11:16:54</meta:print-date>
    <meta:editing-cycles>1692</meta:editing-cycles>
    <meta:editing-duration>PT29H38M02S</meta:editing-duration>
    <meta:keyword>Motiejus Jakštys</meta:keyword>
    <meta:document-statistic meta:table-count="1" meta:image-count="0" meta:object-count="0" meta:page-count="1" meta:paragraph-count="57" meta:word-count="585" meta:character-count="4276"/>
    <meta:user-defined meta:name="Info 1"/>
    <meta:user-defined meta:name="Info 2"/>
    <meta:user-defined meta:name="Info 3"/>
    <meta:user-defined meta:name="Info 4"/>
  </office:meta>
</office:document-meta>
</file>